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b1" officeooo:paragraph-rsid="000717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 Programming Practice Questions</text:p>
      <text:p text:style-name="Standard">## Introduction</text:p>
      <text:p text:style-name="Standard">These programming questions are designed to test understanding of fundamental programming concepts including functions, loops, decision-making structures, and input/output operations. Each question should take approximately 2 hours to complete.</text:p>
      <text:p text:style-name="Standard"/>
      <text:p text:style-name="P1">## Extra Questions</text:p>
      <text:p text:style-name="P1">If your number ends with an even digit, then answer question number 2. If it is divisible by 3, then answer question number 3. Otherwise, answer question number 1.</text:p>
      <text:p text:style-name="Standard"/>
      <text:p text:style-name="Standard">## Question 1: Number Pattern Analysis</text:p>
      <text:p text:style-name="Standard">### Problem Description</text:p>
      <text:p text:style-name="Standard">Create a program that reads a sequence of numbers from the user and performs various analyses on them. The program should continue reading numbers until the user enters -1.</text:p>
      <text:p text:style-name="Standard"/>
      <text:p text:style-name="Standard">### Required Functions</text:p>
      <text:p text:style-name="Standard">1. `findLongestIncreasing()`: Find the longest sequence of increasing numbers</text:p>
      <text:p text:style-name="Standard">2. `countDigitFrequency()`: Count how many times a specific digit appears</text:p>
      <text:p text:style-name="Standard">3. `printReverse()`: Print the numbers in reverse order</text:p>
      <text:p text:style-name="Standard">4. `findTargetSum()`: Find pairs of numbers that sum to a target value</text:p>
      <text:p text:style-name="Standard"/>
      <text:p text:style-name="Standard">### Example Interaction</text:p>
      <text:p text:style-name="Standard">```</text:p>
      <text:p text:style-name="Standard">Enter numbers (-1 to stop):</text:p>
      <text:p text:style-name="Standard">15</text:p>
      <text:p text:style-name="Standard">23</text:p>
      <text:p text:style-name="Standard">28</text:p>
      <text:p text:style-name="Standard">14</text:p>
      <text:p text:style-name="Standard">35</text:p>
      <text:p text:style-name="Standard">42</text:p>
      <text:p text:style-name="Standard">-1</text:p>
      <text:p text:style-name="Standard"/>
      <text:p text:style-name="Standard">Enter a target sum: 51</text:p>
      <text:p text:style-name="Standard"/>
      <text:p text:style-name="Standard">Results:</text:p>
      <text:p text:style-name="Standard">Longest increasing sequence length: 3</text:p>
      <text:p text:style-name="Standard">Most frequent digit: 2 (appears 3 times)</text:p>
      <text:p text:style-name="Standard">Numbers in reverse: 42 35 14 28 23 15</text:p>
      <text:p text:style-name="Standard">Pairs that sum to 51: </text:p>
      <text:p text:style-name="Standard">15 and 35</text:p>
      <text:p text:style-name="Standard">23 and 28</text:p>
      <text:p text:style-name="Standard">```</text:p>
      <text:p text:style-name="Standard"/>
      <text:p text:style-name="Standard">### Requirements</text:p>
      <text:p text:style-name="Standard">- Use functions to organize code</text:p>
      <text:p text:style-name="Standard">- Implement input validation</text:p>
      <text:p text:style-name="Standard">- Handle edge cases (empty sequence, invalid inputs)</text:p>
      <text:p text:style-name="Standard">- Use arrays to store the numbers</text:p>
      <text:p text:style-name="Standard"/>
      <text:p text:style-name="Standard">## Question 2: Word Transformer</text:p>
      <text:p text:style-name="Standard">### Problem Description</text:p>
      <text:p text:style-name="Standard"><text:soft-page-break/>Create a program that transforms words based on specific rules. The program should read a word and perform various transformations based on user choice.</text:p>
      <text:p text:style-name="Standard"/>
      <text:p text:style-name="Standard">### Required Functions</text:p>
      <text:p text:style-name="Standard">1. `reverseWord()`: Reverse the input word</text:p>
      <text:p text:style-name="Standard">2. `countLetters()`: Count vowels and consonants</text:p>
      <text:p text:style-name="Standard">3. `replaceVowels()`: Replace all vowels with '*'</text:p>
      <text:p text:style-name="Standard">4. `checkPalindrome()`: Check if the word is a palindrome</text:p>
      <text:p text:style-name="Standard"/>
      <text:p text:style-name="Standard">### Example Interaction</text:p>
      <text:p text:style-name="Standard">```</text:p>
      <text:p text:style-name="Standard">Enter a word: PROGRAMMING</text:p>
      <text:p text:style-name="Standard"/>
      <text:p text:style-name="Standard">Choose transformation:</text:p>
      <text:p text:style-name="Standard">1. Reverse word</text:p>
      <text:p text:style-name="Standard">2. Count vowels and consonants</text:p>
      <text:p text:style-name="Standard">3. Replace vowels</text:p>
      <text:p text:style-name="Standard">4. Check palindrome</text:p>
      <text:p text:style-name="Standard">Enter choice: 2</text:p>
      <text:p text:style-name="Standard"/>
      <text:p text:style-name="Standard">Results:</text:p>
      <text:p text:style-name="Standard">Vowels: 3</text:p>
      <text:p text:style-name="Standard">Consonants: 8</text:p>
      <text:p text:style-name="Standard"/>
      <text:p text:style-name="Standard">Do another transformation? (y/n): y</text:p>
      <text:p text:style-name="Standard">Enter choice: 3</text:p>
      <text:p text:style-name="Standard"/>
      <text:p text:style-name="Standard">Result: PR*GR*MM*NG</text:p>
      <text:p text:style-name="Standard">```</text:p>
      <text:p text:style-name="Standard"/>
      <text:p text:style-name="Standard">### Requirements</text:p>
      <text:p text:style-name="Standard">- Implement proper input validation</text:p>
      <text:p text:style-name="Standard">- Handle both uppercase and lowercase letters</text:p>
      <text:p text:style-name="Standard">- Allow multiple transformations on the same word</text:p>
      <text:p text:style-name="Standard">- Display clear error messages for invalid inputs</text:p>
      <text:p text:style-name="Standard"/>
      <text:p text:style-name="Standard">## Question 3: Number Series Generator</text:p>
      <text:p text:style-name="Standard">### Problem Description</text:p>
      <text:p text:style-name="Standard">Create a program that generates different number series based on user input. The program should allow users to specify the length of the series and the type of series they want.</text:p>
      <text:p text:style-name="Standard"/>
      <text:p text:style-name="Standard">### Required Functions</text:p>
      <text:p text:style-name="Standard">1. `generateFibonacci()`: Generate Fibonacci series</text:p>
      <text:p text:style-name="Standard">2. `generatePrimes()`: Generate prime numbers</text:p>
      <text:p text:style-name="Standard">3. `generateAlternating()`: Generate alternating positive and negative numbers</text:p>
      <text:p text:style-name="Standard">4. `isPrime()`: Check if a number is prime</text:p>
      <text:p text:style-name="Standard"/>
      <text:p text:style-name="Standard">### Example Interaction</text:p>
      <text:p text:style-name="Standard">```</text:p>
      <text:p text:style-name="Standard">Enter series length: 8</text:p>
      <text:p text:style-name="Standard">Choose series type:</text:p>
      <text:p text:style-name="Standard">1. Fibonacci</text:p>
      <text:p text:style-name="Standard"><text:soft-page-break/>2. Prime Numbers</text:p>
      <text:p text:style-name="Standard">3. Alternating Numbers</text:p>
      <text:p text:style-name="Standard">Enter choice: 1</text:p>
      <text:p text:style-name="Standard"/>
      <text:p text:style-name="Standard">Fibonacci Series: 1 1 2 3 5 8 13 21</text:p>
      <text:p text:style-name="Standard"/>
      <text:p text:style-name="Standard">Generate another series? (y/n): y</text:p>
      <text:p text:style-name="Standard">Enter series length: 5</text:p>
      <text:p text:style-name="Standard">Choose series type: 2</text:p>
      <text:p text:style-name="Standard"/>
      <text:p text:style-name="Standard">Prime Numbers: 2 3 5 7 11</text:p>
      <text:p text:style-name="Standard">```</text:p>
      <text:p text:style-name="Standard"/>
      <text:p text:style-name="Standard">### Requirements</text:p>
      <text:p text:style-name="Standard">- Validate input length (must be positive)</text:p>
      <text:p text:style-name="Standard">- Handle invalid menu choices</text:p>
      <text:p text:style-name="Standard">- Display error messages for invalid inputs</text:p>
      <text:p text:style-name="Standard">- Allow generating multiple series</text:p>
      <text:p text:style-name="Standard"/>
      <text:p text:style-name="Standard">## Evaluation Criteria</text:p>
      <text:p text:style-name="Standard">Students will be evaluated on:</text:p>
      <text:p text:style-name="Standard">1. Proper use of functions</text:p>
      <text:p text:style-name="Standard">2. Correct implementation of loops</text:p>
      <text:p text:style-name="Standard">3. Appropriate use of decision-making structures</text:p>
      <text:p text:style-name="Standard">4. Clear and informative input/output</text:p>
      <text:p text:style-name="Standard">5. Code organization and readability</text:p>
      <text:p text:style-name="Standard">6. Handling of edge cases and invalid inputs</text:p>
      <text:p text:style-name="Standard"/>
      <text:p text:style-name="Standard">## Submission Guidelines</text:p>
      <text:p text:style-name="Standard">1. Submit well-commented source code</text:p>
      <text:p text:style-name="Standard">2. Include test cases demonstrating program functionality</text:p>
      <text:p text:style-name="Standard">3. Document any assumptions made</text:p>
      <text:p text:style-name="Standard">4. Explain the approach used to solve each problem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21:06:36.047291500</meta:creation-date>
    <dc:date>2025-01-08T21:16:44.654113178</dc:date>
    <meta:editing-duration>PT10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6" meta:word-count="584" meta:character-count="3693" meta:non-whitespace-character-count="3214"/>
  </office:meta>
</office:document-meta>
</file>